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3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e751" style:font-size-asian="10pt" style:font-style-asian="normal" style:font-weight-asian="normal" style:font-name-complex="Pyidaungsu1" style:font-size-complex="10pt" style:text-emphasize="none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style:font-name="Pyidaungsu"/>
    </style:style>
    <style:style style:name="T16" style:family="text">
      <style:text-properties officeooo:rsid="002359b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83"><text:span text:style-name="T16">၂</text:span><text:span text:style-name="T15">။</text:span></text:p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6">၂</text:span><text:span text:style-name="T15">။</text:span></text:p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83"><text:span text:style-name="T16">၃</text:span><text:span text:style-name="T15">။</text:span></text:p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6">၃</text:span><text:span text:style-name="T15">။</text:span></text:p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83">၄<text:span text:style-name="T15">။</text:span></text:p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၄<text:span text:style-name="T15">။</text:span></text:p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83">၅<text:span text:style-name="T15">။</text:span></text:p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11:20.922000000</dc:date>
    <meta:editing-duration>P1DT7H41M26S</meta:editing-duration>
    <meta:editing-cycles>819</meta:editing-cycles>
    <meta:document-statistic meta:table-count="9" meta:image-count="0" meta:object-count="0" meta:page-count="4" meta:paragraph-count="137" meta:word-count="369" meta:character-count="2351" meta:non-whitespace-character-count="2114"/>
  </office:meta>
</office:document-meta>
</file>